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draw:frame svg:x="0cm" svg:y="0cm" svg:width="22.135cm" svg:height="8.797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